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 style:list-style-name="L1">
      <style:text-properties style:font-name="Liberation Serif" fo:font-size="14pt" officeooo:rsid="0021cf22" officeooo:paragraph-rsid="0021cf22" style:font-size-asian="14pt" style:font-size-complex="14pt"/>
    </style:style>
    <style:style style:name="P2" style:family="paragraph" style:parent-style-name="Standard" style:list-style-name="L1">
      <style:text-properties style:font-name="Liberation Serif" fo:font-size="14pt" officeooo:paragraph-rsid="002ea825" style:font-size-asian="14pt" style:font-size-complex="14pt"/>
    </style:style>
    <style:style style:name="P3" style:family="paragraph" style:parent-style-name="Standard" style:list-style-name="L1">
      <style:text-properties style:font-name="Liberation Serif" fo:font-size="14pt" officeooo:rsid="0023b955" officeooo:paragraph-rsid="0032672a" style:font-size-asian="14pt" style:font-size-complex="14pt"/>
    </style:style>
    <style:style style:name="T1" style:family="text">
      <style:text-properties officeooo:rsid="0020104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01045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b955" style:font-weight-asian="bold" style:font-weight-complex="bold"/>
    </style:style>
    <style:style style:name="T6" style:family="text">
      <style:text-properties fo:font-weight="bold" officeooo:rsid="0021cf22" style:font-weight-asian="bold" style:font-weight-complex="bold"/>
    </style:style>
    <style:style style:name="T7" style:family="text">
      <style:text-properties fo:font-weight="bold" officeooo:rsid="002422a2" style:font-weight-asian="bold" style:font-weight-complex="bold"/>
    </style:style>
    <style:style style:name="T8" style:family="text">
      <style:text-properties fo:font-weight="bold" officeooo:rsid="002cf1fb" style:font-weight-asian="bold" style:font-weight-complex="bold"/>
    </style:style>
    <style:style style:name="T9" style:family="text">
      <style:text-properties fo:font-weight="bold" officeooo:rsid="0032672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422a2" style:font-weight-asian="normal" style:font-weight-complex="normal"/>
    </style:style>
    <style:style style:name="T13" style:family="text">
      <style:text-properties fo:font-weight="normal" officeooo:rsid="002cf1fb" style:font-weight-asian="normal" style:font-weight-complex="normal"/>
    </style:style>
    <style:style style:name="T14" style:family="text">
      <style:text-properties fo:font-weight="normal" officeooo:rsid="0032672a" style:font-weight-asian="normal" style:font-weight-complex="normal"/>
    </style:style>
    <style:style style:name="T15" style:family="text">
      <style:text-properties officeooo:rsid="002422a2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201045" style:font-size-asian="14pt" style:font-size-complex="14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4417247" text:style-name="L1">
        <text:list-header>
          <text:p text:style-name="P1"><text:span text:style-name="T18">Explanation:</text:span><text:span text:style-name="T10"><text:line-break/></text:span></text:p>
        </text:list-header>
        <text:list-item>
          <text:p text:style-name="P2"><text:span text:style-name="T1">After accessing Kaggle, the dataset option is selected and then </text:span><text:span text:style-name="T4">Mall Customer Segmentation Data</text:span> <text:span text:style-name="T1">is searched for.</text:span></text:p>
        </text:list-item>
        <text:list-item>
          <text:p text:style-name="P1">Then from the right corner of the screen a zipped file containing the archive file is downloaded and the <text:span text:style-name="T4">.csv </text:span>file is taken: <text:span text:style-name="T4">Mall_Customers.</text:span><text:span text:style-name="T5">csv</text:span></text:p>
        </text:list-item>
        <text:list-item>
          <text:p text:style-name="P3"><text:span text:style-name="T7">SUMMARY OF THE CLEANING PROCESS : </text:span></text:p>
          <text:p text:style-name="P3"><text:span text:style-name="T14">The code that was used : </text:span><text:span text:style-name="T9">format.py</text:span><text:span text:style-name="T12"><text:line-break/>The raw dataset named “</text:span><text:span text:style-name="T7">Mall_Customers.csv</text:span><text:span text:style-name="T12">” is loaded into a dataframe using </text:span><text:span text:style-name="T7">pd.read_csv()</text:span><text:span text:style-name="T12">, which creates a structured table for further cleaning.<text:line-break/>The </text:span><text:span text:style-name="T7">column headers are cleaned</text:span><text:span text:style-name="T12"> and standardized by stripping extra spaces, converting all names to lowercase, and replacing spaces with underscores to ensure consistency and easier access.<text:line-break/> </text:span><text:span text:style-name="T7">Missing values</text:span><text:span text:style-name="T12"> in the ‘age’ column are handled by replacing them with the median age of the column. This is a common technique that avoids skewing the data too much.<text:line-break/></text:span><text:span text:style-name="T7">Duplicate rows are removed </text:span><text:span text:style-name="T12">from the dataset using </text:span><text:span text:style-name="T7">drop_duplicates()</text:span><text:span text:style-name="T12">, which keeps only the first occurrence of each duplicate entry.<text:line-break/>The </text:span><text:span text:style-name="T7">gender column</text:span><text:span text:style-name="T12"> values are </text:span><text:span text:style-name="T7">standardized</text:span><text:span text:style-name="T12"> by converting all text to lowercase and stripping extra spaces. Then, common variations like 'f', 'fem', and 'female' are mapped to 'Female', and 'm', 'mal', and 'male' are mapped to 'Male'.<text:line-break/>The </text:span><text:span text:style-name="T7">doi (Date of Issue)</text:span><text:span text:style-name="T12"> column is converted to datetime format using pd.to_datetime() with dayfirst=True, ensuring the day comes before the month. Invalid date formats are coerced into null values (NaT).<text:line-break/>The formatted doi column is then converted to a uniform string format using strftime('%d-%m-%Y'), so that all dates appear in the dd-mm-yyyy format.<text:line-break/>The age column is explicitly converted to integer type using astype('int', errors='ignore') to ensure that all values are stored as whole numbers where possible, while any invalid entries are left untouched.<text:line-break/> Finally, the cleaned dataset is exported to a new CSV file named </text:span><text:span text:style-name="T8">new</text:span><text:span text:style-name="T7">_dataset.csv</text:span><text:span text:style-name="T12">, with the index excluded, using </text:span><text:span text:style-name="T7">to_csv()</text:span><text:span text:style-name="T12">. This file contains the cleaned and standardized version of the original datase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5:43:09.489483586</meta:creation-date>
    <meta:generator>LibreOffice/7.3.7.2$Linux_X86_64 LibreOffice_project/30$Build-2</meta:generator>
    <dc:date>2025-04-21T20:51:13.102306853</dc:date>
    <meta:editing-duration>PT56M42S</meta:editing-duration>
    <meta:editing-cycles>14</meta:editing-cycles>
    <meta:document-statistic meta:table-count="0" meta:image-count="0" meta:object-count="0" meta:page-count="1" meta:paragraph-count="5" meta:word-count="309" meta:character-count="1974" meta:non-whitespace-character-count="1671"/>
  </office:meta>
</office:document-meta>
</file>